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85cm" svg:y1="15.219cm" svg:x2="9.585cm" svg:y2="15.419cm">
              <text:p/>
            </draw:line>
            <draw:line draw:style-name="gr1" draw:text-style-name="P1" draw:layer="layout" svg:x1="9.384cm" svg:y1="15.419cm" svg:x2="9.585cm" svg:y2="15.22cm">
              <text:p/>
            </draw:line>
          </draw:g>
          <draw:g>
            <draw:line draw:style-name="gr1" draw:text-style-name="P1" draw:layer="layout" svg:x1="11.418cm" svg:y1="14.306cm" svg:x2="11.683cm" svg:y2="14.403cm">
              <text:p/>
            </draw:line>
            <draw:line draw:style-name="gr1" draw:text-style-name="P1" draw:layer="layout" svg:x1="11.504cm" svg:y1="14.489cm" svg:x2="11.601cm" svg:y2="14.224cm">
              <text:p/>
            </draw:line>
          </draw:g>
          <draw:g>
            <draw:line draw:style-name="gr1" draw:text-style-name="P1" draw:layer="layout" svg:x1="11.297cm" svg:y1="15.422cm" svg:x2="11.496cm" svg:y2="15.621cm">
              <text:p/>
            </draw:line>
            <draw:line draw:style-name="gr1" draw:text-style-name="P1" draw:layer="layout" svg:x1="11.295cm" svg:y1="15.62cm" svg:x2="11.498cm" svg:y2="15.423cm">
              <text:p/>
            </draw:line>
          </draw:g>
          <draw:frame draw:style-name="gr2" draw:text-style-name="P3" draw:layer="layout" svg:width="0.941cm" svg:height="0.733cm" svg:x="8.942cm" svg:y="14.523cm">
            <draw:text-box draw:corner-radius="0.145cm">
              <text:p text:style-name="P2"><text:span text:style-name="T1">A </text:span></text:p>
            </draw:text-box>
          </draw:frame>
          <draw:frame draw:style-name="gr2" draw:text-style-name="P3" draw:layer="layout" svg:width="0.943cm" svg:height="0.733cm" svg:x="10.582cm" svg:y="15.322cm">
            <draw:text-box draw:corner-radius="0.145cm">
              <text:p text:style-name="P2"><text:span text:style-name="T1">C </text:span></text:p>
            </draw:text-box>
          </draw:frame>
          <draw:frame draw:style-name="gr2" draw:text-style-name="P3" draw:layer="layout" svg:width="0.941cm" svg:height="0.733cm" svg:x="11.043cm" svg:y="13.622cm">
            <draw:text-box draw:corner-radius="0.145cm">
              <text:p text:style-name="P2"><text:span text:style-name="T1">B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18:06.853146143</meta:creation-date>
    <dc:date>2018-02-09T11:18:46.987189237</dc:date>
    <meta:editing-duration>PT40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